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2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2.754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2.75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507cm" svg:y="2.75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2.754cm">
          <text:p text:style-name="P2">1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507cm" svg:y="2.75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2.75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2.75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2.754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2.75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1.007cm" svg:y="2.754cm">
          <text:p text:style-name="P2">-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507cm" svg:y="2.75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4.007cm" svg:y="2.75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507cm" svg:y="2.754cm">
          <text:p text:style-name="P2">10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7.007cm" svg:y="2.754cm">
          <text:p text:style-name="P2">1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8.507cm" svg:y="2.75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0.007cm" svg:y="2.754cm">
          <text:p text:style-name="P2">19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2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2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2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2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1" draw:text-style-name="P2" draw:layer="layout" svg:width="1.508cm" svg:height="1.322cm" svg:x="31.507cm" svg:y="2.755cm">
          <text:p text:style-name="P2">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3.007cm" svg:y="2.755cm">
          <text:p text:style-name="P2">24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2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03:34.543622848</dc:date>
    <dc:creator>elucterio </dc:creator>
    <meta:editing-duration>P0D</meta:editing-duration>
    <meta:editing-cycles>1</meta:editing-cycles>
    <meta:document-statistic meta:object-count="44"/>
    <meta:generator>LibreOffice/4.2.8.2$Linux_X86_64 LibreOffice_project/420m0$Build-2</meta:generator>
  </office:meta>
</office:document-meta>
</file>